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New Century Schlbk" svg:font-family="'New Century Schlbk', 'Century Schoolbook'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Optima" svg:font-family="Optima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Times New Roman"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0">
      <style:paragraph-properties fo:line-height="150%" fo:text-align="justify" style:justify-single-word="false"/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WW8Num61">
      <style:paragraph-properties style:line-height-at-least="0.423cm" fo:text-align="justify" style:justify-single-word="false"/>
      <style:text-properties fo:color="#800080" fo:font-size="14pt" style:font-size-asian="14pt"/>
    </style:style>
    <style:style style:name="P7" style:family="paragraph" style:parent-style-name="Standard">
      <style:paragraph-properties style:line-height-at-least="0.423cm" fo:text-align="justify" style:justify-single-word="false"/>
      <style:text-properties fo:font-size="14pt" style:font-size-asian="14pt"/>
    </style:style>
    <style:style style:name="P8" style:family="paragraph" style:parent-style-name="Standard" style:list-style-name="WW8Num188">
      <style:paragraph-properties style:line-height-at-least="0.423cm" fo:text-align="justify" style:justify-single-word="false"/>
    </style:style>
    <style:style style:name="P9" style:family="paragraph" style:parent-style-name="Standard" style:list-style-name="WW8Num165">
      <style:paragraph-properties style:line-height-at-least="0.423cm" fo:text-align="justify" style:justify-single-word="false"/>
    </style:style>
    <style:style style:name="P10" style:family="paragraph" style:parent-style-name="Standard" style:list-style-name="L10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84d1" style:font-name="Arial" fo:font-style="italic" style:font-style-asian="italic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2cm" style:auto-text-indent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21" style:family="paragraph" style:parent-style-name="Standard" style:list-style-name="WW8Num223">
      <style:paragraph-properties fo:margin-left="1.905cm" fo:margin-right="0cm" style:line-height-at-least="0.423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22" style:family="paragraph" style:parent-style-name="Standard" style:list-style-name="WW8Num224">
      <style:paragraph-properties fo:margin-left="1.905cm" fo:margin-right="0cm" style:line-height-at-least="0.423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margin-left="0cm" fo:margin-right="0cm" fo:line-height="150%" fo:text-align="justify" style:justify-single-word="false" fo:text-indent="2cm" style:auto-text-indent="false"/>
      <style:text-properties fo:color="#800080" style:text-position="0% 100%" style:font-name="Times New Roman" fo:font-size="14pt" style:font-size-asian="14pt" style:font-size-complex="12pt"/>
    </style:style>
    <style:style style:name="P27" style:family="paragraph" style:parent-style-name="Figura_2b_foot">
      <style:paragraph-properties fo:margin-top="0cm" fo:margin-bottom="0cm"/>
      <style:text-properties fo:language="none" fo:country="none" style:language-asian="none" style:country-asian="none"/>
    </style:style>
    <style:style style:name="P28" style:family="paragraph" style:parent-style-name="Figura_2b_foot">
      <style:paragraph-properties fo:margin-top="0cm" fo:margin-bottom="0cm" fo:text-align="justify" style:justify-single-word="false"/>
    </style:style>
    <style:style style:name="P29" style:family="paragraph" style:parent-style-name="Table_20_Contents">
      <style:text-properties fo:font-style="italic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Item_20_1_20_Bullet_20_-" style:list-style-name="L4">
      <style:paragraph-properties fo:margin-left="1.251cm" fo:margin-right="-0.03cm" style:line-height-at-least="0.423cm" fo:text-indent="-0.75cm" style:auto-text-indent="false"/>
    </style:style>
    <style:style style:name="P32" style:family="paragraph" style:parent-style-name="Item_20_1">
      <style:paragraph-properties fo:margin-top="0cm" fo:margin-bottom="0cm" style:line-height-at-least="0.423cm"/>
    </style:style>
    <style:style style:name="P33" style:family="paragraph" style:parent-style-name="Item_20_1" style:list-style-name="WW8Num174">
      <style:paragraph-properties fo:margin-left="0.499cm" fo:margin-right="-0.03cm" fo:margin-top="0cm" fo:margin-bottom="0cm" style:line-height-at-least="0.423cm" fo:text-indent="-0.499cm" style:auto-text-indent="false"/>
    </style:style>
    <style:style style:name="P34" style:family="paragraph" style:parent-style-name="Item_20_1_20_-" style:list-style-name="WW8Num174">
      <style:paragraph-properties fo:margin-left="0.499cm" fo:margin-right="-0.03cm" fo:margin-top="0cm" fo:margin-bottom="0cm" style:line-height-at-least="0.423cm" fo:text-indent="-0.499cm" style:auto-text-indent="false"/>
    </style:style>
    <style:style style:name="P35" style:family="paragraph" style:parent-style-name="Item_20_1_20_Bullet" style:list-style-name="L4">
      <style:paragraph-properties fo:margin-left="1.251cm" fo:margin-right="-0.03cm" fo:margin-top="0cm" fo:margin-bottom="0cm" style:line-height-at-least="0.423cm" fo:text-indent="-0.75cm" style:auto-text-indent="false"/>
    </style:style>
    <style:style style:name="P36" style:family="paragraph" style:parent-style-name="Parágrafo">
      <style:paragraph-properties fo:margin-top="0cm" fo:margin-bottom="0cm" style:line-height-at-least="0.423cm"/>
      <style:text-properties style:font-name="Times New Roman" fo:font-size="8pt" style:font-size-asian="8pt"/>
    </style:style>
    <style:style style:name="P37" style:family="paragraph" style:parent-style-name="Parágrafo">
      <style:paragraph-properties fo:margin-left="1.27cm" fo:margin-right="-0.03cm" fo:margin-top="0cm" fo:margin-bottom="0cm" style:line-height-at-least="0.423cm" fo:text-indent="0.63cm" style:auto-text-indent="false"/>
      <style:text-properties fo:color="#008080" style:font-name="Times New Roman" fo:font-size="8pt" style:font-size-asian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b 58%" style:font-name="Times New Roman" fo:font-size="14pt" style:font-size-asian="14pt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position="0% 100%" style:font-name="Arial" fo:font-weight="normal" style:font-weight-asian="normal" style:font-weight-complex="normal"/>
    </style:style>
    <style:style style:name="T11" style:family="text"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text-position="-33% 80%"/>
    </style:style>
    <style:style style:name="T16" style:family="text">
      <style:text-properties style:text-position="-33% 80%" fo:font-style="italic"/>
    </style:style>
    <style:style style:name="T17" style:family="text">
      <style:text-properties style:text-outline="false" style:text-line-through-style="none" fo:font-style="normal" fo:text-shadow="none" style:text-underline-style="none" fo:font-weight="normal" style:font-name-asian="Optima" style:font-size-asian="12pt" style:font-style-asian="normal" style:font-weight-asian="normal" style:font-name-complex="Optima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fo:font-style="italic" fo:text-shadow="none" style:text-underline-style="none" fo:font-weight="normal" style:font-name-asian="ＭＳ Ｐゴシック" style:font-size-asian="12pt" style:font-style-asian="italic" style:font-weight-asian="normal" style:font-name-complex="ＭＳ Ｐゴシック" style:font-style-complex="italic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text-position="-25% 100%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text-position="-25% 100%" fo:font-style="italic" fo:text-shadow="none" style:text-underline-style="none" fo:font-weight="normal" style:font-name-asian="ＭＳ Ｐゴシック" style:font-size-asian="12pt" style:font-style-asian="italic" style:font-weight-asian="normal" style:font-name-complex="ＭＳ Ｐゴシック" style:font-style-complex="italic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Times New Roman1" fo:font-style="italic" fo:text-shadow="none" style:text-underline-style="none" fo:font-weight="normal" style:font-name-asian="ＭＳ Ｐゴシック" style:font-size-asian="12pt" style:font-style-asian="italic" style:font-weight-asian="normal" style:font-name-complex="ＭＳ Ｐゴシック" style:font-style-complex="italic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text-position="sub 80%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text-position="0% 100%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25" style:family="text">
      <style:text-properties fo:font-style="italic"/>
    </style:style>
    <style:style style:name="T26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ＭＳ Ｐゴシック" style:font-size-complex="12pt" style:font-style-complex="normal" style:font-weight-complex="bold" style:text-emphasize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position="0% 100%" style:font-name="Times New Roman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style="normal" fo:text-shadow="none" style:text-underline-style="none" style:font-name-asian="ＭＳ Ｐゴシック" style:font-style-asian="normal" style:font-name-complex="ＭＳ Ｐゴシック" style:font-style-complex="normal" style:text-emphasize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fo:font-style="normal" fo:text-shadow="none" style:text-underline-style="none" fo:font-weight="bold" style:font-name-asian="ＭＳ Ｐゴシック" style:font-style-asian="normal" style:font-weight-asian="bold" style:font-name-complex="ＭＳ Ｐゴシック" style:font-style-complex="normal" style:font-weight-complex="bold" style:text-emphasize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font-name="Times New Roman" fo:font-style="normal" fo:text-shadow="none" style:text-underline-style="none" style:font-name-asian="ＭＳ Ｐゴシック" style:font-style-asian="normal" style:font-name-complex="ＭＳ Ｐゴシック" style:font-style-complex="normal" style:text-emphasize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position="sub 58%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position="sub 58%" style:font-name="Arial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ＭＳ Ｐゴシック" style:font-size-complex="12pt" style:font-style-complex="normal" style:font-weight-complex="bold" style:text-emphasize="none" style:text-overline-style="none" style:text-overline-color="font-color"/>
    </style:style>
    <style:style style:name="T38" style:family="text">
      <style:text-properties style:use-window-font-color="true" style:text-position="0% 100%" fo:font-weight="normal" style:font-weight-asian="normal" style:font-weight-complex="normal"/>
    </style:style>
    <style:style style:name="T39" style:family="text">
      <style:text-properties style:use-window-font-color="true" style:text-position="0% 100%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use-window-font-color="true" style:text-position="0% 100%" style:font-name="Arial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use-window-font-color="true" style:text-position="0% 100%" style:font-name="Arial" fo:font-size="12pt" fo:font-weight="bold" style:font-size-asian="12pt" style:font-weight-asian="bold" style:font-size-complex="12pt" style:font-weight-complex="bold"/>
    </style:style>
    <style:style style:name="T42" style:family="text">
      <style:text-properties style:use-window-font-color="true" style:text-position="0% 100%" style:font-name="Arial" fo:font-weight="normal" style:font-weight-asian="normal" style:font-weight-complex="normal"/>
    </style:style>
    <style:style style:name="T43" style:family="text">
      <style:text-properties style:use-window-font-color="true" style:text-position="0% 100%" fo:font-size="14pt" fo:font-weight="normal" style:font-size-asian="14pt" style:font-weight-asian="normal" style:font-size-complex="12pt" style:font-weight-complex="normal"/>
    </style:style>
    <style:style style:name="T44" style:family="text">
      <style:text-properties style:use-window-font-color="true" style:text-position="sub 58%" style:font-name="Arial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use-window-font-color="true" style:text-position="sub 58%" style:font-name="Arial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800080" fo:font-size="14pt" style:font-size-asian="14pt"/>
    </style:style>
    <style:style style:name="T47" style:family="text">
      <style:text-properties fo:color="#800080" style:font-name="Times New Roman" fo:font-size="14pt" style:font-size-asian="14pt"/>
    </style:style>
    <style:style style:name="T48" style:family="text">
      <style:text-properties fo:color="#800080" style:text-position="0% 100%" fo:font-size="14pt" fo:font-weight="normal" style:font-size-asian="14pt" style:font-weight-asian="normal" style:font-size-complex="12pt" style:font-weight-complex="normal"/>
    </style:style>
    <style:style style:name="T49" style:family="text">
      <style:text-properties fo:color="#008080" fo:font-size="14pt" style:font-size-asian="14pt"/>
    </style:style>
    <style:style style:name="T50" style:family="text">
      <style:text-properties fo:color="#008080" fo:font-size="14pt" fo:font-style="italic" style:font-size-asian="14pt" style:font-style-asian="italic"/>
    </style:style>
    <style:style style:name="T51" style:family="text">
      <style:text-properties fo:color="#008080" style:font-name="Times New Roman" fo:font-size="14pt" style:font-size-asian="14pt"/>
    </style:style>
    <style:style style:name="T52" style:family="text">
      <style:text-properties fo:font-size="14pt" style:font-size-asian="14pt"/>
    </style:style>
    <style:style style:name="T53" style:family="text">
      <style:text-properties style:font-name="Times New Roman" fo:font-size="14pt" style:font-size-asian="14pt"/>
    </style:style>
    <style:style style:name="T54" style:family="text">
      <style:text-properties fo:color="#008000" fo:font-size="14pt" fo:font-weight="bold" style:font-size-asian="14pt" style:font-weight-asian="bold"/>
    </style:style>
    <style:style style:name="T55" style:family="text">
      <style:text-properties fo:color="#008000" style:font-name="Times New Roman" fo:font-size="14pt" fo:font-weight="bold" style:font-size-asian="14pt" style:font-weight-asian="bold"/>
    </style:style>
    <style:style style:name="T56" style:family="text">
      <style:text-properties style:font-name="Times New Roman"/>
    </style:style>
    <style:style style:name="T57" style:family="text">
      <style:text-properties style:font-name="Times New Roman" style:font-name-asian="Optima" style:font-name-complex="Optima"/>
    </style:style>
    <style:style style:name="T58" style:family="text">
      <style:text-properties style:font-name="Times New Roman" fo:font-style="italic" style:font-style-asian="italic" style:font-style-complex="italic"/>
    </style:style>
    <style:style style:name="T59" style:family="text">
      <style:text-properties style:text-position="-25% 100%" style:font-name="Times New Roman"/>
    </style:style>
    <style:style style:name="T60" style:family="text">
      <style:text-properties style:text-position="-25% 100%" style:font-name="Times New Roman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 text:consecutive-numbering="true">
      <text:list-level-style-bullet text:level="1" text:style-name="WW8NumSt99z0" style:num-prefix="*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NÁLISE DO PROBLEMA DA CORRESPONDÊNCIA DE POST E REDUÇÃO DO PROBLEMA DA PARADA AO PROBLEMA DA CORRESPONDÊNCIA DE POST</text:p>
      <text:p text:style-name="P12"/>
      <text:p text:style-name="P19">Lucas Pereira Da Silva - 10100754</text:p>
      <text:p text:style-name="P12"/>
      <text:p text:style-name="P12"/>
      <text:p text:style-name="P12"/>
      <text:p text:style-name="P12">1. PROBLEMA DA CORRESPONDÊNCIA DE POST</text:p>
      <text:p text:style-name="P11"/>
      <text:p text:style-name="P11"/>
      <text:p text:style-name="P11">O problema da Correspondência de Post envolve cadeias de símbolos, onde é desejado realizar um pareamento com essas cadeias de símbolos. Assim, tem-se um conjunto <text:span text:style-name="T1">C</text:span> formado por elementos <text:span text:style-name="T1">A</text:span><text:span text:style-name="T3">i</text:span> e <text:span text:style-name="T1">B</text:span><text:span text:style-name="T3">i </text:span>onde<text:span text:style-name="T6"> </text:span><text:span text:style-name="T7">i</text:span><text:span text:style-name="T6"> </text:span>vai de 1 até <text:span text:style-name="T1">n</text:span> e o comprimento da cadeia de símbolos <text:span text:style-name="T1">A</text:span><text:span text:style-name="T3">i</text:span> e <text:span text:style-name="T1">Bi</text:span> é variável. Além disso, os elementos <text:span text:style-name="T1">A</text:span><text:span text:style-name="T3">i </text:span><text:s/>e <text:span text:style-name="T1">B</text:span><text:span text:style-name="T3">i</text:span> estão associados aos pares. </text:p>
      <text:p text:style-name="P11">O objetivo é formar dois agrupamentos maiores de símbolos, <text:span text:style-name="T1">G</text:span><text:span text:style-name="T3">1</text:span> e <text:span text:style-name="T1">G</text:span><text:span text:style-name="T3">2</text:span> de tal forma que <text:span text:style-name="T1">G</text:span><text:span text:style-name="T3">1</text:span> seja composto por <text:span text:style-name="T1">x</text:span> elementos <text:span text:style-name="T1">A</text:span><text:span text:style-name="T3">i</text:span> e <text:span text:style-name="T1">G</text:span><text:span text:style-name="T3">2</text:span> seja composto por <text:span text:style-name="T1">x</text:span> elementos <text:span text:style-name="T1">B</text:span><text:span text:style-name="T3">i</text:span><text:span text:style-name="T13">.</text:span> Para satisfazer o problema da Correspondência de Post <text:span text:style-name="T1">G</text:span><text:span text:style-name="T3">1</text:span> e <text:span text:style-name="T1">G</text:span><text:span text:style-name="T3">2</text:span> devem ser iguais.</text:p>
      <text:p text:style-name="P11">Em suma o que se deseja fazer é agrupar <text:span text:style-name="T1">x</text:span> pareamentos <text:span text:style-name="T1">A</text:span><text:span text:style-name="T3">i</text:span>/<text:span text:style-name="T1">B</text:span><text:span text:style-name="T3">i</text:span> e formar duas cadeias de símbolos de tal forma que essas cadeias sejam iguais<text:span text:style-name="T8">.</text:span></text:p>
      <text:p text:style-name="P11"><text:span text:style-name="T8"/></text:p>
      <text:p text:style-name="P11"><text:span text:style-name="T8">Exemplo:</text:span></text:p>
      <text:p text:style-name="P11"><text:span text:style-name="T8"><draw:frame draw:style-name="fr1" draw:name="Objeto1" text:anchor-type="as-char" svg:width="6.278cm" svg:height="1.81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T8">Note que em C os elementos de cima representam os elementos </text:span><text:span text:style-name="T7">A</text:span><text:span text:style-name="T3">i</text:span><text:span text:style-name="T8"> e os elementos de baixo representam os elementos </text:span><text:span text:style-name="T7">B</text:span><text:span text:style-name="T3">i</text:span><text:span text:style-name="T8">.</text:span></text:p>
      <text:p text:style-name="P14"><text:span text:style-name="T8">Caso 1: Se agruparmos os pares <text:s/>1, 2 e 3 teremos duas cadeias de símbolos, </text:span><text:span text:style-name="T7">G</text:span><text:span text:style-name="T3">1</text:span><text:span text:style-name="T8"> e </text:span><text:span text:style-name="T7">G</text:span><text:span text:style-name="T3">2</text:span><text:span text:style-name="T8"> onde </text:span><text:span text:style-name="T7">G</text:span><text:span text:style-name="T3">1</text:span><text:span text:style-name="T8"> = </text:span><text:span text:style-name="T9">gaccbcd</text:span><text:span text:style-name="T8"> e </text:span><text:span text:style-name="T7">G</text:span><text:span text:style-name="T3">2</text:span><text:span text:style-name="T8"> = </text:span><text:span text:style-name="T9">fgegb</text:span><text:span text:style-name="T8">.</text:span></text:p>
      <text:p text:style-name="P14"><text:span text:style-name="T8">Caso 2: Se agruparmos os pares 3, 5 e 1 teremos as cadeias de símbolos </text:span><text:span text:style-name="T7">G</text:span><text:span text:style-name="T3">1</text:span><text:span text:style-name="T8"> = </text:span><text:span text:style-name="T9">bcdefg</text:span><text:span text:style-name="T8"> e </text:span><text:span text:style-name="T7">G</text:span><text:span text:style-name="T3">2</text:span><text:span text:style-name="T8"> = </text:span><text:span text:style-name="T9">bcdefg</text:span><text:span text:style-name="T8">.</text:span></text:p>
      <text:p text:style-name="P11"><text:span text:style-name="T8">O importante a notar é que no caso 1, </text:span><text:span text:style-name="T7">G</text:span><text:span text:style-name="T3">1</text:span><text:span text:style-name="T8"> e </text:span><text:span text:style-name="T7">G</text:span><text:span text:style-name="T3">2</text:span><text:span text:style-name="T8"> são diferentes e no caso 2, </text:span><text:span text:style-name="T7">G</text:span><text:span text:style-name="T3">1</text:span><text:span text:style-name="T8"> e </text:span><text:span text:style-name="T7">G</text:span><text:span text:style-name="T3">2</text:span><text:span text:style-name="T8"> são iguais. Ou seja, o agrupamento do caso 2 satisfaz a Correspondência de Post, enquanto que o agrupamento do caso 1, não.</text:span></text:p>
      <text:p text:style-name="P11"><text:span text:style-name="T8"/></text:p>
      <text:p text:style-name="P12"><text:soft-page-break/><text:span text:style-name="T6">2. REDUÇÃO DO PROBLEMA DA PARADA AO PROBLEMA DA CORRESPONDÊNCIA DE POST</text:span></text:p>
      <text:p text:style-name="P11"><text:span text:style-name="T8"/></text:p>
      <text:p text:style-name="P11"><text:span text:style-name="T8"/></text:p>
      <text:p text:style-name="P13"><text:span text:style-name="T8">O objetivo aqui é mostrar que o problema da correspondência de Post é um problema indecidível. Para isso será reduzido o problema da parada ao problema da correspondência de Post.</text:span></text:p>
      <text:p text:style-name="P18">Para realizar a prova será feita uma alteração do problema da Correspondência de Post e será considerado que <text:span text:style-name="T1">A</text:span><text:span text:style-name="T3">1</text:span> e <text:span text:style-name="T1">B</text:span><text:span text:style-name="T3">1</text:span> são as cadeias de símbolos que obrigatoriamente iniciam os agrupamentos que serão emparelhados.</text:p>
      <text:list xml:id="list870887317" text:style-name="L10">
        <text:list-item>
          <text:p text:style-name="P10"><text:span text:style-name="T26">O primeiro emparelhamento será </text:span><text:span text:style-name="T27"><text:s/>(#, #q</text:span><text:span text:style-name="T37">0</text:span><text:span text:style-name="T27"> ,w</text:span><text:span text:style-name="T37">1 </text:span><text:span text:style-name="T27">,w</text:span><text:span text:style-name="T37">2</text:span><text:span text:style-name="T27">, …, w</text:span><text:span text:style-name="T37">n</text:span><text:span text:style-name="T27">#)</text:span><text:span text:style-name="T26">, começando no estado inicial </text:span><text:span text:style-name="T27">q</text:span><text:span text:style-name="T37">0</text:span><text:span text:style-name="T26">, onde os elementos </text:span><text:span text:style-name="T27">w</text:span><text:span text:style-name="T37">i</text:span><text:span text:style-name="T26"> formam a entrada w da Máquina de Turing. </text:span></text:p>
        </text:list-item>
        <text:list-item>
          <text:p text:style-name="P5">Para todo <text:span text:style-name="T1">x</text:span>, <text:span text:style-name="T1">y</text:span> <text:s/>pertencente à linguagem da Máquina de Turing e todo q, r pertencente aos estados, se a transição <text:span text:style-name="T1">(q, x) = (r, y, →)</text:span>, coloque <text:span text:style-name="T1">(qx, yr)</text:span> no emparelhamento.</text:p>
        </text:list-item>
        <text:list-item>
          <text:p text:style-name="P5">Para todo <text:span text:style-name="T1">x</text:span>, <text:span text:style-name="T1">y</text:span>, <text:span text:style-name="T1">z</text:span> pertencente à linguagem da Máquina de Turing e todo <text:span text:style-name="T1">q</text:span>, <text:span text:style-name="T1">r</text:span> pertencente aos estados, se a transição <text:span text:style-name="T1">(q, x) = (r, y, ←)</text:span>, coloque <text:span text:style-name="T1">(zqx, rzy)</text:span> no emparelhamento.</text:p>
        </text:list-item>
        <text:list-item>
          <text:p text:style-name="P5">Para todo <text:span text:style-name="T1">x</text:span> pertencente à linguagem da Máquina de Turing, coloque <text:span text:style-name="T1">(x, x)</text:span> no emparelhamento.</text:p>
        </text:list-item>
        <text:list-item>
          <text:p text:style-name="P5">Adicione <text:span text:style-name="T1">(#, #)</text:span>, para copiar o separador de configurações, e <text:span text:style-name="T1">(#, U#)</text:span> para realizar a simulação de símbolos vazios que se estendem pela fita.</text:p>
        </text:list-item>
      </text:list>
      <text:p text:style-name="P18"><text:span text:style-name="T31">Assim é possível salvar o histórico de configuração da Máquina de Turing até que se chegue em um estado de aceitação. Conforme as configurações vão sendo escritas no emparelhamento, a mesma é copiada para a parte de cima e também inicia-se o processo de construção da próxima configuração na parte de baixo. Ou seja, a Máquina se a Máquina de Turing chegar em um estado de aceitação, será necessário completar o emparelhamento da parte de cima pois a máquina parou e assim o emparelhamento pode ser concluído da seguinte maneira:</text:span></text:p>
      <text:p text:style-name="P18"><text:span text:style-name="T31">Adiciona-se </text:span><text:span text:style-name="T32">(xqaceita, qaceita)</text:span><text:span text:style-name="T31"> e </text:span><text:span text:style-name="T32">(qaceitax, qaceita)</text:span><text:span text:style-name="T31">, para continuar o emparelhamento e adiciona-se </text:span><text:span text:style-name="T32">(qaceita##, #)</text:span><text:span text:style-name="T31">.</text:span></text:p>
      <text:p text:style-name="P15">Assim, a redução do problema da parada adaptado fica simplificado e é feito através da adição de um novo símbolo em algumas posições. Desta forma, foi realizada a adaptação de que <text:span text:style-name="T1">A</text:span><text:span text:style-name="T3">1</text:span> e <text:span text:style-name="T1">B</text:span><text:span text:style-name="T3">1</text:span> são cadeias de símbolos que iniciam os agrupamentos <text:soft-page-break/>emparelhados. Além disso, através da realização de inserções de um símbolo entre cada letra do emparelhamento é possível fazer com que o primeiro agrupamento emparelhado seja o único que comece com a parte de baixo com esse mesmo símbolo. Sendo assim, é obrigatório realizar o inicio do emparelhamento por esse agrupamento emparelhado, e então, é finalizado com um último par que completa a cadeia de símbolos que sobrou da parte de baix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New Century Schlbk" svg:font-family="'New Century Schlbk', 'Century Schoolbook'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Optima" svg:font-family="Optima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Standard" style:next-style-name="Parágrafo">
      <style:paragraph-properties fo:margin-top="0.706cm" fo:margin-bottom="0.247cm" style:line-height-at-least="0.423cm" fo:text-align="center" style:justify-single-word="false">
        <style:tab-stops>
          <style:tab-stop style:position="15.503cm" style:type="right"/>
        </style:tab-stops>
      </style:paragraph-properties>
      <style:text-properties style:font-name="New Century Schlbk" fo:font-size="12pt" style:font-size-asian="12pt"/>
    </style:style>
    <style:style style:name="Parágrafo" style:family="paragraph" style:parent-style-name="Standard" style:next-style-name="Standard">
      <style:paragraph-properties fo:margin-left="0cm" fo:margin-right="-0.03cm" fo:margin-top="0.423cm" fo:margin-bottom="0cm" fo:line-height="0.564cm" fo:text-align="justify" style:justify-single-word="false" fo:text-indent="0.63cm" style:auto-text-indent="false">
        <style:tab-stops>
          <style:tab-stop style:position="15.503cm" style:type="right"/>
        </style:tab-stops>
      </style:paragraph-properties>
      <style:text-properties style:font-name="New Century Schlbk" fo:font-size="12pt" style:font-size-asian="12pt"/>
    </style:style>
    <style:style style:name="Figura_2b_foot" style:display-name="Figura+foot" style:family="paragraph" style:parent-style-name="Figura" style:next-style-name="Parágrafo">
      <style:paragraph-properties fo:margin-top="0.706cm" fo:margin-bottom="0cm" fo:keep-with-next="always"/>
    </style:style>
    <style:style style:name="Item_20_1" style:display-name="Item 1" style:family="paragraph" style:parent-style-name="Standard" style:next-style-name="Item_20_1_20_-">
      <style:paragraph-properties fo:margin-left="0.635cm" fo:margin-right="-0.03cm" fo:margin-top="0.212cm" fo:margin-bottom="0cm" fo:line-height="0.564cm" fo:text-align="justify" style:justify-single-word="false" fo:text-indent="-0.635cm" style:auto-text-indent="false">
        <style:tab-stops>
          <style:tab-stop style:position="0.635cm"/>
          <style:tab-stop style:position="15.503cm" style:type="right"/>
        </style:tab-stops>
      </style:paragraph-properties>
      <style:text-properties style:font-name="New Century Schlbk" fo:font-size="12pt" style:font-size-asian="12pt"/>
    </style:style>
    <style:style style:name="Item_20_1_20_-" style:display-name="Item 1 -" style:family="paragraph" style:parent-style-name="Item_20_1">
      <style:paragraph-properties fo:margin-left="0.63cm" fo:margin-right="-0.03cm" fo:text-indent="-0.63cm" style:auto-text-indent="false"/>
    </style:style>
    <style:style style:name="Item_20_1_20_Bullet" style:display-name="Item 1 Bullet" style:family="paragraph" style:parent-style-name="Item_20_1" style:next-style-name="Item_20_1_20_Bullet_20_-" style:list-style-name="WW8StyleNum">
      <style:paragraph-properties fo:margin-left="1.251cm" fo:margin-right="-0.03cm" fo:text-indent="-0.75cm" style:auto-text-indent="false">
        <style:tab-stops>
          <style:tab-stop style:position="1.251cm"/>
          <style:tab-stop style:position="15.503cm" style:type="right"/>
        </style:tab-stops>
      </style:paragraph-properties>
    </style:style>
    <style:style style:name="Item_20_1_20_Bullet_20_-" style:display-name="Item 1 Bullet -" style:family="paragraph" style:parent-style-name="Item_20_1_20_Bullet">
      <style:paragraph-properties fo:margin-top="0cm" fo:margin-bottom="0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Car_20_Técnico" style:display-name="Car Técnico" style:family="text" style:parent-style-name="Fonte_20_parág._20_padrão">
      <style:text-properties style:font-name="Helvetica" fo:font-size="12pt" style:font-size-asian="12pt"/>
    </style:style>
    <style:style style:name="Car_20_Símbolo" style:display-name="Car Símbolo" style:family="text" style:parent-style-name="Fonte_20_parág._20_padrão">
      <style:text-properties style:font-name="Symbol" fo:font-size="12pt" style:font-size-asian="12pt"/>
    </style:style>
    <style:style style:name="Car_20_Texto" style:display-name="Car Texto" style:family="text" style:parent-style-name="Fonte_20_parág._20_padrão"/>
    <style:style style:name="WW8Num223z0" style:family="text">
      <style:text-properties style:font-name="Wingdings"/>
    </style:style>
    <style:style style:name="Car_20_Técnico_20_Sub" style:display-name="Car Técnico Sub" style:family="text" style:parent-style-name="Car_20_Técnico">
      <style:text-properties fo:color="#ff00ff" style:text-position="-20% 100%" style:font-name="Arial1" fo:font-size="10pt" style:letter-kerning="true" style:font-size-asian="10pt"/>
    </style:style>
    <style:style style:name="WW8Num188z0" style:family="text">
      <style:text-properties style:font-name="Wingdings"/>
    </style:style>
    <style:style style:name="WW8Num175z0" style:family="text">
      <style:text-properties style:font-name="Wingdings"/>
    </style:style>
    <style:style style:name="WW8NumSt99z0" style:family="text">
      <style:text-properties style:font-name="Symbol" fo:font-size="14pt" style:font-size-asian="14pt"/>
    </style:style>
    <style:style style:name="Car_20_Mínimo" style:display-name="Car Mínimo" style:family="text" style:parent-style-name="Car_20_Texto">
      <style:text-properties fo:font-size="8pt" style:font-size-asian="8pt"/>
    </style:style>
    <style:style style:name="WW8Num165z0" style:family="text">
      <style:text-properties style:font-name="Wingdings"/>
    </style:style>
    <style:style style:name="WW8Num174z0" style:family="text">
      <style:text-properties style:font-name="Symbol"/>
    </style:style>
    <style:style style:name="Car_20_Sub-Título" style:display-name="Car Sub-Título" style:family="text" style:parent-style-name="Fonte_20_parág._20_padrão">
      <style:text-properties fo:color="#0000ff" fo:font-style="italic" style:font-style-asian="italic"/>
    </style:style>
    <style:style style:name="WW8Num224z0" style:family="text">
      <style:text-properties style:font-name="Symbol"/>
    </style:style>
    <style:style style:name="WW8Num61z0" style:family="text">
      <style:text-properties style:font-name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3" text:consecutive-numbering="true">
      <text:list-level-style-bullet text:level="1" text:style-name="WW8Num22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list-level-position-and-space-mode="label-alignment">
          <style:list-level-label-alignment text:label-followed-by="listtab" fo:text-indent="-0.499cm" fo:margin-left="1.74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11-28T22:23:35</meta:creation-date>
    <dc:date>2011-11-29T01:27:52</dc:date>
    <dc:creator>Lucas Pereira</dc:creator>
    <meta:editing-duration>PT02H32M19S</meta:editing-duration>
    <meta:editing-cycles>35</meta:editing-cycles>
    <meta:generator>OpenOffice.org/3.2$Linux OpenOffice.org_project/320m12$Build-9483</meta:generator>
    <meta:document-statistic meta:table-count="0" meta:image-count="0" meta:object-count="1" meta:page-count="3" meta:paragraph-count="23" meta:word-count="710" meta:character-count="3955"/>
  </office:meta>
</office:document-meta>
</file>

<file path=Object 1/content.xml><?xml version="1.0" encoding="utf-8"?>
<math xmlns="http://www.w3.org/1998/Math/MathML">
  <semantics>
    <mrow>
      <mi>C</mi>
      <mi mathvariant="normal">=</mi>
      <mfenced open="{" close="}">
        <mrow>
          <mtable>
            <mtr>
              <mtd>
                <mfenced open="[" close="]">
                  <mtable>
                    <mtr>
                      <mtd>
                        <mi>g</mi>
                      </mtd>
                    </mtr>
                    <mtr>
                      <mtd>
                        <mi mathvariant="italic">fg</mi>
                      </mtd>
                    </mtr>
                  </mtable>
                </mfenced>
              </mtd>
            </mtr>
            <mtr>
              <mtd>
                <mn>1</mn>
              </mtd>
            </mtr>
          </mtable>
          <mi>,</mi>
          <mtable>
            <mtr>
              <mtd>
                <mfenced open="[" close="]">
                  <mtable>
                    <mtr>
                      <mtd>
                        <mi mathvariant="italic">abc</mi>
                      </mtd>
                    </mtr>
                    <mtr>
                      <mtd>
                        <mi mathvariant="italic">eg</mi>
                      </mtd>
                    </mtr>
                  </mtable>
                </mfenced>
              </mtd>
            </mtr>
            <mtr>
              <mtd>
                <mn>2</mn>
              </mtd>
            </mtr>
          </mtable>
          <mi>,</mi>
          <mtable>
            <mtr>
              <mtd>
                <mfenced open="[" close="]">
                  <mtable>
                    <mtr>
                      <mtd>
                        <mi mathvariant="italic">bcd</mi>
                      </mtd>
                    </mtr>
                    <mtr>
                      <mtd>
                        <mi>b</mi>
                      </mtd>
                    </mtr>
                  </mtable>
                </mfenced>
              </mtd>
            </mtr>
            <mtr>
              <mtd>
                <mn>3</mn>
              </mtd>
            </mtr>
          </mtable>
          <mi>,</mi>
          <mtable>
            <mtr>
              <mtd>
                <mfenced open="[" close="]">
                  <mtable>
                    <mtr>
                      <mtd>
                        <mi mathvariant="italic">bcd</mi>
                      </mtd>
                    </mtr>
                    <mtr>
                      <mtd>
                        <mi mathvariant="italic">ef</mi>
                      </mtd>
                    </mtr>
                  </mtable>
                </mfenced>
              </mtd>
            </mtr>
            <mtr>
              <mtd>
                <mn>4</mn>
              </mtd>
            </mtr>
          </mtable>
          <mi>,</mi>
          <mtable>
            <mtr>
              <mtd>
                <mfenced open="[" close="]">
                  <mtable>
                    <mtr>
                      <mtd>
                        <mi mathvariant="italic">ef</mi>
                      </mtd>
                    </mtr>
                    <mtr>
                      <mtd>
                        <mi mathvariant="italic">cde</mi>
                      </mtd>
                    </mtr>
                  </mtable>
                </mfenced>
              </mtd>
            </mtr>
            <mtr>
              <mtd>
                <mn>5</mn>
              </mtd>
            </mtr>
          </mtable>
        </mrow>
      </mfenced>
    </mrow>
    <annotation encoding="StarMath 5.0">C = left lbrace 
matrix{{left [ matrix{g ## fg} right ]}##{1}},
matrix{{left [ matrix{abc ## eg} right ]}##{2}},
matrix{{left [ matrix{bcd ## b} right ]}##{3}},
matrix{{left [ matrix{bcd ## ef} right ]}##{4}},
matrix{{left [ matrix{ef ## cde} right ]}##{5}}
right rbrace</annotation>
  </semantics>
</math>
</file>